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5625in"/>
    </style:style>
    <style:style style:name="Table1.B" style:family="table-column">
      <style:table-column-properties style:column-width="5.135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1a57e" officeooo:paragraph-rsid="0011a57e"/>
    </style:style>
    <style:style style:name="P2" style:family="paragraph" style:parent-style-name="Table_20_Contents">
      <style:text-properties officeooo:rsid="001432dc" officeooo:paragraph-rsid="001432dc"/>
    </style:style>
    <style:style style:name="P3" style:family="paragraph" style:parent-style-name="Table_20_Contents" style:list-style-name="L1">
      <style:text-properties officeooo:rsid="001432dc" officeooo:paragraph-rsid="001432dc"/>
    </style:style>
    <style:style style:name="P4" style:family="paragraph" style:parent-style-name="Table_20_Contents" style:list-style-name="L1">
      <style:text-properties officeooo:rsid="00161a7b" officeooo:paragraph-rsid="00161a7b"/>
    </style:style>
    <style:style style:name="P5" style:family="paragraph" style:parent-style-name="Table_20_Contents" style:list-style-name="L1">
      <style:text-properties officeooo:rsid="00161a7b" officeooo:paragraph-rsid="00169403"/>
    </style:style>
    <style:style style:name="P6" style:family="paragraph" style:parent-style-name="Table_20_Contents" style:list-style-name="L1">
      <style:text-properties officeooo:rsid="001864ab" officeooo:paragraph-rsid="001864ab"/>
    </style:style>
    <style:style style:name="P7" style:family="paragraph" style:parent-style-name="Table_20_Contents" style:list-style-name="L1">
      <style:text-properties officeooo:rsid="0019dd0c" officeooo:paragraph-rsid="0019dd0c"/>
    </style:style>
    <style:style style:name="P8" style:family="paragraph" style:parent-style-name="Table_20_Contents">
      <style:text-properties officeooo:rsid="0019dd0c" officeooo:paragraph-rsid="0019dd0c"/>
    </style:style>
    <style:style style:name="P9" style:family="paragraph" style:parent-style-name="Table_20_Contents">
      <style:text-properties officeooo:rsid="0019dd0c" officeooo:paragraph-rsid="001d265e"/>
    </style:style>
    <style:style style:name="P10" style:family="paragraph" style:parent-style-name="Table_20_Contents">
      <style:text-properties officeooo:rsid="0019dd0c" officeooo:paragraph-rsid="001e54e4"/>
    </style:style>
    <style:style style:name="P11" style:family="paragraph" style:parent-style-name="Table_20_Contents">
      <style:text-properties officeooo:rsid="001a2dfe" officeooo:paragraph-rsid="001a2dfe"/>
    </style:style>
    <style:style style:name="P12" style:family="paragraph" style:parent-style-name="Table_20_Contents">
      <style:text-properties officeooo:rsid="001b6a2b" officeooo:paragraph-rsid="001b6a2b"/>
    </style:style>
    <style:style style:name="P13" style:family="paragraph" style:parent-style-name="Table_20_Contents">
      <style:text-properties officeooo:rsid="001b6a2b" officeooo:paragraph-rsid="001d265e"/>
    </style:style>
    <style:style style:name="P14" style:family="paragraph" style:parent-style-name="Table_20_Contents">
      <style:text-properties officeooo:rsid="001b6a2b" officeooo:paragraph-rsid="00202810"/>
    </style:style>
    <style:style style:name="P15" style:family="paragraph" style:parent-style-name="Table_20_Contents">
      <style:text-properties officeooo:rsid="001e54e4" officeooo:paragraph-rsid="001e54e4"/>
    </style:style>
    <style:style style:name="P16" style:family="paragraph" style:parent-style-name="Table_20_Contents">
      <style:text-properties officeooo:rsid="00203dcb" officeooo:paragraph-rsid="00203dcb"/>
    </style:style>
    <style:style style:name="P17" style:family="paragraph" style:parent-style-name="Table_20_Contents">
      <style:text-properties officeooo:rsid="0021a8d6" officeooo:paragraph-rsid="0021a8d6"/>
    </style:style>
    <style:style style:name="T1" style:family="text">
      <style:text-properties officeooo:rsid="001432dc"/>
    </style:style>
    <style:style style:name="T2" style:family="text">
      <style:text-properties officeooo:rsid="00161a7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61a7b" style:font-weight-asian="bold" style:font-weight-complex="bold"/>
    </style:style>
    <style:style style:name="T5" style:family="text">
      <style:text-properties officeooo:rsid="001a2dfe"/>
    </style:style>
    <style:style style:name="T6" style:family="text">
      <style:text-properties officeooo:rsid="001b6a2b"/>
    </style:style>
    <style:style style:name="T7" style:family="text">
      <style:text-properties officeooo:rsid="001d265e"/>
    </style:style>
    <style:style style:name="T8" style:family="text">
      <style:text-properties officeooo:rsid="00202810"/>
    </style:style>
    <style:style style:name="T9" style:family="text">
      <style:text-properties officeooo:rsid="0021a8d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Identificação</text:p>
          </table:table-cell>
          <table:table-cell table:style-name="Table1.B1" office:value-type="string">
            <text:p text:style-name="P1">UC001 – Realizar Solicitação de <text:span text:style-name="T1">Passagem</text:span></text:p>
          </table:table-cell>
        </table:table-row>
        <table:table-row>
          <table:table-cell table:style-name="Table1.A2" office:value-type="string">
            <text:p text:style-name="P2">Fluxo Principal</text:p>
          </table:table-cell>
          <table:table-cell table:style-name="Table1.B2" office:value-type="string">
            <text:p text:style-name="P2">Este caso de uso começa com a tela de solicitação de passagem aberta</text:p>
            <text:p text:style-name="P2"/>
            <text:list xml:id="list479065720" text:style-name="L1">
              <text:list-item>
                <text:p text:style-name="P3">O usuário preenche os campos referente a tela de solicitação e clica em avançar;</text:p>
              </text:list-item>
              <text:list-item>
                <text:p text:style-name="P3">O sistema direciona para a tela rotas;</text:p>
              </text:list-item>
              <text:list-item>
                <text:p text:style-name="P3">O usuário seleciona o tipo de passagem (Ida ou ida e volta) e clica em adicionar;</text:p>
              </text:list-item>
              <text:list-item>
                <text:p text:style-name="P3">O sistema abre uma tela para adição da passagem;</text:p>
              </text:list-item>
              <text:list-item>
                <text:p text:style-name="P3">O usuário <text:span text:style-name="T2">informa a rota e a data da viagem e clica em salvar;</text:span></text:p>
              </text:list-item>
              <text:list-item>
                <text:p text:style-name="P5">O sistema salva a(s) passagem(s) e direciona para a tela de rotas <text:span text:style-name="T3">(Nesta etapa o fluxo pode voltar para o passo 3, caso o usuário deseje adicionar uma nova rota)</text:span>;</text:p>
              </text:list-item>
              <text:list-item>
                <text:p text:style-name="P4">O usuário clica em avançar;</text:p>
              </text:list-item>
              <text:list-item>
                <text:p text:style-name="P4">O sistema direciona para a tela de passageiros;</text:p>
              </text:list-item>
              <text:list-item>
                <text:p text:style-name="P4">O usuário seleciona o tipo de passageiro (Adulto, criança de 0 a 2 anos ou criança de 2 a 12 anos) e clica em adicionar;</text:p>
              </text:list-item>
              <text:list-item>
                <text:p text:style-name="P4">O sistema direciona para a tela de adição de passageiro;</text:p>
              </text:list-item>
              <text:list-item>
                <text:p text:style-name="P4">O usuário preenche preenche os dados do passageiro e clica em salvar;</text:p>
              </text:list-item>
              <text:list-item>
                <text:p text:style-name="P6">O sistema salva o passageiro e redireciona para a tela de passageiros<text:span text:style-name="T2"> </text:span><text:span text:style-name="T4">(Nesta etapa o fluxo pode voltar para o passo 9, caso o usuário deseje adicionar um novo passageiro)</text:span>;</text:p>
              </text:list-item>
              <text:list-item>
                <text:p text:style-name="P7">O usuário clica em concluir;</text:p>
              </text:list-item>
              <text:list-item>
                <text:p text:style-name="P7">O caso de uso termina.</text:p>
              </text:list-item>
            </text:list>
          </table:table-cell>
        </table:table-row>
        <table:table-row>
          <table:table-cell table:style-name="Table1.A2" office:value-type="string">
            <text:p text:style-name="P8">Fluxo Alternativo 1 – Cota insuficiente </text:p>
          </table:table-cell>
          <table:table-cell table:style-name="Table1.B2" office:value-type="string">
            <text:p text:style-name="P10">Na etapa do fluxo principal 3, o sistema verifica se há cota suficiente para emissão da passagem. <text:s/>Caso não haja, <text:span text:style-name="T6">o sistema não permite avançar e exibe uma mensagem apropriada</text:span></text:p>
          </table:table-cell>
        </table:table-row>
        <table:table-row>
          <table:table-cell table:style-name="Table1.A2" office:value-type="string">
            <text:p text:style-name="P8">Fluxo Alternativo 2 – Rota inexistente</text:p>
          </table:table-cell>
          <table:table-cell table:style-name="Table1.B2" office:value-type="string">
            <text:p text:style-name="P9">Na etapa do fluxo principal 5, o sistema verifica se a rota está cadastrada no banco de dados. Caso contrario, <text:span text:style-name="T6">o sistema não permite salvar e </text:span>exibe uma mensagem <text:span text:style-name="T7">apropriada</text:span>.</text:p>
          </table:table-cell>
        </table:table-row>
        <table:table-row>
          <table:table-cell table:style-name="Table1.A2" office:value-type="string">
            <text:p text:style-name="P8">Fluxo Alternativo 3 – Data <text:span text:style-name="T5">ida</text:span> inválida</text:p>
          </table:table-cell>
          <table:table-cell table:style-name="Table1.B2" office:value-type="string">
            <text:p text:style-name="P9">Na etapa do fluxo principal 5, caso o usuário informe uma data menor <text:span text:style-name="T5">que a data atual ou uma data maior que a data de volta, o sistema não permite salvar e exibe uma mensagem apropriada.</text:span></text:p>
          </table:table-cell>
        </table:table-row>
        <table:table-row>
          <table:table-cell table:style-name="Table1.A2" office:value-type="string">
            <text:p text:style-name="P11">Fluxo Alternativo 4 – Data volta invalida.</text:p>
          </table:table-cell>
          <table:table-cell table:style-name="Table1.B2" office:value-type="string">
            <text:p text:style-name="P13">Na etapa do fluxo principal 5, caso o usuário informe uma data inferir a data de ida, o sistema não permite <text:span text:style-name="T7">salvar</text:span> <text:span text:style-name="T7">e exibe</text:span> uma mensagem <text:span text:style-name="T7">apropriada</text:span>.</text:p>
          </table:table-cell>
        </table:table-row>
        <table:table-row>
          <table:table-cell table:style-name="Table1.A2" office:value-type="string">
            <text:p text:style-name="P12">Fluxo Alternativo 5 – Solicitação de passagem fora do prazo mínimo.</text:p>
          </table:table-cell>
          <table:table-cell table:style-name="Table1.B2" office:value-type="string">
            <text:p text:style-name="P12">Na etapa do fluxo principal 5, caso a data de solicitação seja menor que 5 dias úteis antes da viagem, o sistema não permite <text:span text:style-name="T7">salvar</text:span> <text:span text:style-name="T7">e exibe uma mensagem apropriada.</text:span></text:p>
          </table:table-cell>
        </table:table-row>
        <table:table-row>
          <table:table-cell table:style-name="Table1.A2" office:value-type="string">
            <text:p text:style-name="P15">Fluxo Alternativo 6 -<text:span text:style-name="T8">solicitação de passagem internacional fora do prazo mínimo</text:span> </text:p>
          </table:table-cell>
          <table:table-cell table:style-name="Table1.B2" office:value-type="string">
            <text:p text:style-name="P14">Na etapa do fluxo principal 5, caso a data de solicitação seja menor que <text:span text:style-name="T8">30</text:span> dias úteis antes da viagem, o sistema não permite <text:span text:style-name="T7">salvar</text:span> <text:span text:style-name="T7">e exibe uma mensagem apropriada.</text:span></text:p>
          </table:table-cell>
        </table:table-row>
        <table:table-row>
          <table:table-cell table:style-name="Table1.A2" office:value-type="string">
            <text:p text:style-name="P16">Fluxo Alternativo 7 - Falta de anexo diário em viagens <text:soft-page-break/>internacionais 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6">Fluxo alternativo 8 – Distancia <text:span text:style-name="T9">menor ou igual</text:span> <text:span text:style-name="T9">a</text:span> 30<text:span text:style-name="T9">0 km</text:span></text:p>
          </table:table-cell>
          <table:table-cell table:style-name="Table1.B2" office:value-type="string">
            <text:p text:style-name="P17">Na etapa do fluxo principal 5, caso o usuário informe uma rota que a distância seja menor ou igual <text:s/>a 300 km, o sistema não permite salvar e exibe uma mensagem apropriada. <text:s text:c="2"/></text:p>
          </table:table-cell>
        </table:table-row>
        <table:table-row>
          <table:table-cell table:style-name="Table1.A2" office:value-type="string">
            <text:p text:style-name="P17">Fluxo alternativo 9 – Viagem para tratamento de saúde</text:p>
          </table:table-cell>
          <table:table-cell table:style-name="Table1.B2" office:value-type="string">
            <text:p text:style-name="P17">Na etapa do fluxo principal 1, quando o órgão selecionado for a SESAU e o motivo da viagem for “ TRATAMENTO DE SAÚDE – AUTORIZAÇÃO ESPECIAL” o campo processo deixa de ser obrigatório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3T10:37:18.164141661</meta:creation-date>
    <dc:date>2019-07-23T15:10:44.927744651</dc:date>
    <meta:editing-duration>PT49M27S</meta:editing-duration>
    <meta:editing-cycles>8</meta:editing-cycles>
    <meta:generator>LibreOffice/6.0.7.3$Linux_X86_64 LibreOffice_project/00m0$Build-3</meta:generator>
    <meta:document-statistic meta:table-count="1" meta:image-count="0" meta:object-count="0" meta:page-count="2" meta:paragraph-count="35" meta:word-count="544" meta:character-count="3030" meta:non-whitespace-character-count="2518"/>
  </office:meta>
</office:document-meta>
</file>